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f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gaf n</text:p>
          </table:table-cell>
        </table:table-row>
        <table:table-row table:style-name="ro1">
          <table:table-cell office:value-type="float" office:value="88.8871569046065" calcext:value-type="float">
            <text:p>88.8871569046065</text:p>
          </table:table-cell>
          <table:table-cell office:value-type="float" office:value="139.812040483097" calcext:value-type="float">
            <text:p>139.812040483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6750550823" calcext:value-type="float">
            <text:p>101.886750550823</text:p>
          </table:table-cell>
          <table:table-cell office:value-type="float" office:value="162.335308302039" calcext:value-type="float">
            <text:p>162.335308302039</text:p>
          </table:table-cell>
          <table:table-cell office:value-type="float" office:value="1.065" calcext:value-type="float">
            <text:p>1.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.8615501474" calcext:value-type="float">
            <text:p>110.8615501474</text:p>
          </table:table-cell>
          <table:table-cell office:value-type="float" office:value="186.128703880567" calcext:value-type="float">
            <text:p>186.128703880567</text:p>
          </table:table-cell>
          <table:table-cell office:value-type="float" office:value="2.13" calcext:value-type="float">
            <text:p>2.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.623604166225" calcext:value-type="float">
            <text:p>126.623604166225</text:p>
          </table:table-cell>
          <table:table-cell office:value-type="float" office:value="216.816130009546" calcext:value-type="float">
            <text:p>216.816130009546</text:p>
          </table:table-cell>
          <table:table-cell office:value-type="float" office:value="3.195" calcext:value-type="float">
            <text:p>3.1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3.536334350382" calcext:value-type="float">
            <text:p>173.536334350382</text:p>
          </table:table-cell>
          <table:table-cell office:value-type="float" office:value="283.810936313205" calcext:value-type="float">
            <text:p>283.810936313205</text:p>
          </table:table-cell>
          <table:table-cell office:value-type="float" office:value="4.26" calcext:value-type="float">
            <text:p>4.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.90242982721" calcext:value-type="float">
            <text:p>212.90242982721</text:p>
          </table:table-cell>
          <table:table-cell office:value-type="float" office:value="376.764858290817" calcext:value-type="float">
            <text:p>376.764858290817</text:p>
          </table:table-cell>
          <table:table-cell office:value-type="float" office:value="4.615" calcext:value-type="float">
            <text:p>4.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.743890835563" calcext:value-type="float">
            <text:p>181.743890835563</text:p>
          </table:table-cell>
          <table:table-cell office:value-type="float" office:value="566.397481636287" calcext:value-type="float">
            <text:p>566.397481636287</text:p>
          </table:table-cell>
          <table:table-cell office:value-type="float" office:value="4.97" calcext:value-type="float">
            <text:p>4.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.1141078261481" calcext:value-type="float">
            <text:p>26.1141078261481</text:p>
          </table:table-cell>
          <table:table-cell office:value-type="float" office:value="142.562338448286" calcext:value-type="float">
            <text:p>142.562338448286</text:p>
          </table:table-cell>
          <table:table-cell office:value-type="float" office:value="6.035" calcext:value-type="float">
            <text:p>6.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.59237115426" calcext:value-type="float">
            <text:p>22.59237115426</text:p>
          </table:table-cell>
          <table:table-cell office:value-type="float" office:value="110.938458070886" calcext:value-type="float">
            <text:p>110.938458070886</text:p>
          </table:table-cell>
          <table:table-cell office:value-type="float" office:value="6.39" calcext:value-type="float">
            <text:p>6.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.4082132196107" calcext:value-type="float">
            <text:p>19.4082132196107</text:p>
          </table:table-cell>
          <table:table-cell office:value-type="float" office:value="88.6836084418299" calcext:value-type="float">
            <text:p>88.6836084418299</text:p>
          </table:table-cell>
          <table:table-cell office:value-type="float" office:value="6.745" calcext:value-type="float">
            <text:p>6.745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39:21.037495477</meta:creation-date>
    <dc:date>2023-08-04T16:53:40.229307192</dc:date>
    <meta:editing-duration>PT23M23S</meta:editing-duration>
    <meta:editing-cycles>2</meta:editing-cycles>
    <meta:generator>LibreOffice/7.3.7.2$Linux_X86_64 LibreOffice_project/30$Build-2</meta:generator>
    <meta:document-statistic meta:table-count="1" meta:cell-count="44" meta:object-count="0"/>
  </office:meta>
</office:document-meta>
</file>